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0">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Text_20_body" style:list-style-name="L1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3">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7">
    </style:style>
    <style:style style:name="P169" style:family="paragraph" style:parent-style-name="Text_20_body" style:list-style-name="L18">
      <style:paragraph-properties fo:margin-top="0in" fo:margin-bottom="0in"/>
    </style:style>
    <style:style style:name="P170" style:family="paragraph" style:parent-style-name="Text_20_body" style:list-style-name="L19">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15, 2022 (10:44: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12</text:span>, and <text:span text:style-name="StringTok">"12"</text:spa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Write a setter for an attribute of type <text:span text:style-name="DataTypeTok">int</text:span> named <text:span text:style-name="NormalTok">myAg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Assume we have a <text:span text:style-name="NormalTok">Polygon</text:span> class, that have only one attribute, an <text:span text:style-name="DataTypeTok">int</text:span> called <text:span text:style-name="NormalTok">numberOfSides</text:span>. Write a constructor for that class.</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2">if ( myAge &gt; 20 )</text:p>
          <text:p text:style-name="P83">{</text:p>
          <text:p text:style-name="P84"><text:s text:c="4"/>myFlag = true</text:p>
          <text:p text:style-name="P85">};</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0">
            <text:list-item>
              <text:p text:style-name="P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81">Do the same when they are all set to <text:span text:style-name="KeywordTok">false</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6">“I’m taking this class!” if <text:span text:style-name="NormalTok">courseNumber</text:span> is <text:span text:style-name="DecValTok">1301</text:span> and <text:span text:style-name="NormalTok">courseCode</text:span> is <text:span text:style-name="NormalTok">CSCI</text:span>;</text:p>
            </text:list-item>
            <text:list-item>
              <text:p text:style-name="P86">“That’s my major!” if <text:span text:style-name="NormalTok">courseCode</text:span> is <text:span text:style-name="NormalTok">CSCI</text:span>;</text:p>
            </text:list-item>
            <text:list-item>
              <text:p text:style-name="P86">“Is that an elective?” if <text:span text:style-name="NormalTok">courseNumber</text:span> is greater than 3000; or</text:p>
            </text:list-item>
            <text:list-item>
              <text:p text:style-name="P86">“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6">“I love this season.” if <text:span text:style-name="NormalTok">graduationSemester</text:span> is <text:span text:style-name="NormalTok">Spring</text:span>;</text:p>
            </text:list-item>
            <text:list-item>
              <text:p text:style-name="P86">“That is in a long time!” if <text:span text:style-name="NormalTok">graduationYear</text:span> is greater than 2025; or</text:p>
            </text:list-item>
            <text:list-item>
              <text:p text:style-name="P86">“I hope you’ll have an in-person ceremony!” otherwise.</text:p>
            </text:list-item>
          </text:list>
          <text:p text:style-name="P81">Your program should display exactly one message.</text:p>
        </text:list-item>
        <text:list-item>
          <text:p text:style-name="P81">Assume we previously initialized a <text:span text:style-name="DataTypeTok">char</text:span> variable called <text:span text:style-name="NormalTok">myChar</text:span>. Write a series of statements that will display if the character is…</text:p>
          <text:list>
            <text:list-item>
              <text:p text:style-name="P86">Uppercase</text:p>
            </text:list-item>
            <text:list-item>
              <text:p text:style-name="P86">Lowercase</text:p>
            </text:list-item>
            <text:list-item>
              <text:p text:style-name="P86">A number</text:p>
            </text:list-item>
            <text:list-item>
              <text:p text:style-name="P86">or none of those.</text:p>
            </text:list-item>
          </text:list>
          <text:p text:style-name="P81">Your program should display exactly one message. Bonus: Make your message also display the ASCII value of the character.</text:p>
        </text:list-item>
        <text:list-item>
          <text:p text:style-name="P81">What will be displayed on the screen by the following program?</text:p>
          <text:p text:style-name="P87">int x = 3, y = 2, z = 4;</text:p>
          <text:p text:style-name="P88">if (x &gt; y) {z += y;}</text:p>
          <text:p text:style-name="P89">if (x &gt; z) {y -= 4;}</text:p>
          <text:p text:style-name="P90">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1">int x = 3, y = 2, z = 4;</text:p>
          <text:p text:style-name="P92">if (y &gt;= z) {z += y;}</text:p>
          <text:p text:style-name="P93">else if (x != y) { if (false) {z -= 3;} else {z += x;}}</text:p>
          <text:p text:style-name="P94">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95">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5">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96">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6">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6">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6">The two previous offers can be cumulated.</text:p>
            </text:list-item>
          </text:list>
          <text:p text:style-name="P9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7">Enter 'c' for 10x15cm, anything else for 8x11in.</text:p>
          <text:p text:style-name="P98">c̲ ↵</text:p>
          <text:p text:style-name="P99">Is this your first time here? Type 'y' for 'yes'.</text:p>
          <text:p text:style-name="P100">y̲ ↵</text:p>
          <text:p text:style-name="P101">Enter a number of copies.</text:p>
          <text:p text:style-name="P102">9̲0̲ ↵</text:p>
          <text:p text:style-name="P103">Welcome!</text:p>
          <text:p text:style-name="P104">We cherish our new customers, so we are giving you a $3 discount!</text:p>
          <text:p text:style-name="P105">Your total is $13.50. You had a 10% discount!</text:p>
          <text:p text:style-name="P106">Enter 'c' for 10x15cm, anything else for 8x11in.</text:p>
          <text:p text:style-name="P107">p̲ ↵</text:p>
          <text:p text:style-name="P108">Is this your first time here? Type 'y' for 'yes'.</text:p>
          <text:p text:style-name="P109">N̲o̲t̲ ̲a̲t̲ ̲a̲l̲l̲↵</text:p>
          <text:p text:style-name="P110">Enter a number of copies.</text:p>
          <text:p text:style-name="P111">1̲2̲0̲ ↵</text:p>
          <text:p text:style-name="P112">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113">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3">Given an <text:span text:style-name="DataTypeTok">int</text:span> variable <text:span text:style-name="NormalTok">counter</text:span>, write three statements to decrement its value by 1.</text:p>
        </text:list-item>
        <text:list-item>
          <text:p text:style-name="P113">What will be displayed on the screen?</text:p>
          <text:p text:style-name="P114">int x = 3, y = 7;</text:p>
          <text:p text:style-name="P115">Console.WriteLine (x++ +" and "+ --y);</text:p>
        </text:list-item>
        <text:list-item>
          <text:p text:style-name="P113">What will be displayed on the screen by the following program? Write the spaces and new line explicitly.</text:p>
          <text:p text:style-name="P116">int counter = 10;</text:p>
          <text:p text:style-name="P117">while (counter &gt; 5)</text:p>
          <text:p text:style-name="P118">{</text:p>
          <text:p text:style-name="P119"><text:s text:c="4"/>counter--;</text:p>
          <text:p text:style-name="P120"><text:s text:c="4"/>Console.Write(counter + "\n");</text:p>
          <text:p text:style-name="P121"><text:s text:c="4"/>if (counter == 7) {</text:p>
          <text:p text:style-name="P122"><text:s text:c="8"/>Console.WriteLine("Bingo");</text:p>
          <text:p text:style-name="P123"><text:s text:c="4"/>}</text:p>
          <text:p text:style-name="P124">}</text:p>
        </text:list-item>
        <text:list-item>
          <text:p text:style-name="P113">What will be displayed on the screen by the following program?</text:p>
          <text:p text:style-name="P125">int counter = 10;</text:p>
          <text:p text:style-name="P126">while (counter != 5) ;</text:p>
          <text:p text:style-name="P127">Console.Write(counter + "\n");</text:p>
          <text:p text:style-name="P128">counter--;</text:p>
        </text:list-item>
        <text:list-item>
          <text:p text:style-name="P113">What is input validation? Name a control structure that can be used to perform it. Why is it important?</text:p>
        </text:list-item>
        <text:list-item>
          <text:p text:style-name="P113">What is a sentinel value?</text:p>
        </text:list-item>
        <text:list-item>
          <text:p text:style-name="P113">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3">Write a program containing a <text:span text:style-name="KeywordTok">while</text:span> loop that would display the numbers between -100 and 100 (both included) with a space between them when executed.</text:p>
        </text:list-item>
        <text:list-item>
          <text:p text:style-name="P113">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4">
            <text:list-item>
              <text:p text:style-name="P129">“CS” if <text:span text:style-name="NormalTok">name</text:span> is “Turing” or “Liskov”,</text:p>
            </text:list-item>
            <text:list-item>
              <text:p text:style-name="P129">“Math.” if <text:span text:style-name="NormalTok">name</text:span> is “Aryabhata” or “Noether”,</text:p>
            </text:list-item>
            <text:list-item>
              <text:p text:style-name="P129">“Unknown” otherwise.</text:p>
            </text:list-item>
          </text:list>
        </text:list-item>
        <text:list-item>
          <text:p text:style-name="P113">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130">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1">switch (month) {</text:p>
          <text:p text:style-name="P132"><text:s text:c="4"/>…</text:p>
          <text:p text:style-name="P133"><text:s text:c="4"/>case (2):</text:p>
          <text:p text:style-name="P134"><text:s text:c="8"/>if …</text:p>
          <text:p text:style-name="P135"><text:s text:c="8"/>…</text:p>
          <text:p text:style-name="P136"><text:s text:c="8"/>break;</text:p>
          <text:p text:style-name="P137"><text:s text:c="4"/>…</text:p>
          <text:p text:style-name="P138">}</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139">Write a statement that creates a 10-element <text:span text:style-name="DataTypeTok">int</text:span> array named <text:span text:style-name="NormalTok">numbers</text:span>.</text:p>
        </text:list-item>
        <text:list-item>
          <text:p text:style-name="P139">In the following, what is the value of the size declarator? What is the value of the index?</text:p>
          <text:p text:style-name="P140">int[] numbers;</text:p>
          <text:p text:style-name="P141">numbers = new int[8];</text:p>
          <text:p text:style-name="P142">numbers[4] = 9;</text:p>
        </text:list-item>
        <text:list-item>
          <text:p text:style-name="P139">Draw the content of the <text:span text:style-name="NormalTok">scores</text:span> array once those statements have been executed.</text:p>
          <text:p text:style-name="P143">int[] scores = new int[3];</text:p>
          <text:p text:style-name="P144">scores[0] = 13;</text:p>
          <text:p text:style-name="P145">scores[2] = 25;</text:p>
        </text:list-item>
        <text:list-item>
          <text:p text:style-name="P139">What will be displayed on the screen by the following program?</text:p>
          <text:p text:style-name="P146">for (int num = 3 ; num &lt;= 5 ; num++)</text:p>
          <text:p text:style-name="P147"><text:s text:c="4"/>Console.Write(num + " ");</text:p>
        </text:list-item>
        <text:list-item>
          <text:p text:style-name="P139">Write a ‘for’ loop that displays on the screen the sequence “1,  2,  3,  4,  5,  6,  7,  8,  9,  10, ”.</text:p>
        </text:list-item>
        <text:list-item>
          <text:p text:style-name="P139">Write a ‘for’ loop that displays on the screen the sequence “1,  2,  3,  4,  5,  6,  7,  8,  9,  10”, (note that there is no comma after 10).</text:p>
        </text:list-item>
        <text:list-item>
          <text:p text:style-name="P139">Write a ‘for’ loop that displays on the screen the sequence “1 3 5 7 9 ”.</text:p>
        </text:list-item>
        <text:list-item>
          <text:p text:style-name="P13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39">Consider the following code:</text:p>
          <text:p text:style-name="P148">for (int y = 1; y &lt;= 3; y++)</text:p>
          <text:p text:style-name="P149">{</text:p>
          <text:p text:style-name="P150"><text:s text:c="4"/>for (int z = 1; z &lt; 5; z++)</text:p>
          <text:p text:style-name="P151"><text:s text:c="8"/>Console.Write("Scene " + y + ", take " + z + ". " );</text:p>
          <text:p text:style-name="P152"><text:s text:c="4"/>Console.WriteLine();</text:p>
          <text:p text:style-name="P153">}</text:p>
          <text:p text:style-name="P139">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39">What will be displayed on the screen by the following code?</text:p>
          <text:p text:style-name="P154">int[] values = new int[6];</text:p>
          <text:p text:style-name="P155">for (int i = 0 ; i &lt; 6 ; i++)</text:p>
          <text:p text:style-name="P156"><text:s text:c="4"/>values[i] = (i*2);</text:p>
          <text:p text:style-name="P157">foreach (int j in values)</text:p>
          <text:p text:style-name="P158"><text:s text:c="4"/>Console.WriteLine(j);</text:p>
        </text:list-item>
        <text:list-item>
          <text:p text:style-name="P13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39">What is “array bounds checking”? When does it happen?</text:p>
        </text:list-item>
        <text:list-item>
          <text:p text:style-name="P139">What would be the size of the <text:span text:style-name="NormalTok">test</text:span> array after the following statement has been executed?</text:p>
          <text:p text:style-name="P159">int[] test = {3, 5, 7, 0, 9};</text:p>
        </text:list-item>
        <text:list-item>
          <text:p text:style-name="P139">Write a statement that creates and initializes a <text:span text:style-name="DataTypeTok">double</text:span> array with the values 12.5, 89.0 and 3.24.</text:p>
        </text:list-item>
        <text:list-item>
          <text:p text:style-name="P139">What is the value of <text:span text:style-name="NormalTok">count</text:span> and the content of <text:span text:style-name="NormalTok">number</text:span> once the following has been executed?</text:p>
          <text:p text:style-name="P160">int count=2;</text:p>
          <text:p text:style-name="P161">int[] number={3, 5, 7};</text:p>
          <text:p text:style-name="P162">number[count--] = 8;</text:p>
          <text:p text:style-name="P163">number[count]--;</text:p>
        </text:list-item>
        <text:list-item>
          <text:p text:style-name="P139">Describe what the following code would do.</text:p>
          <text:p text:style-name="P164">int[] record = { 3, 8, 11 };</text:p>
          <text:p text:style-name="P165">int accumulator = 0;</text:p>
          <text:p text:style-name="P166">foreach (int i in record)</text:p>
          <text:p text:style-name="P167"><text:s text:c="4"/>accumulator += i;</text:p>
        </text:list-item>
        <text:list-item>
          <text:p text:style-name="P139">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39">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39">Write a static method (header included) that takes as argument an <text:span text:style-name="DataTypeTok">int</text:span> array, and display on the screen the value of each element of that array.</text:p>
        </text:list-item>
        <text:list-item>
          <text:p text:style-name="P139">Write a static method (header included) that takes as argument an <text:span text:style-name="DataTypeTok">int</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3">examples</text:span>, to help you practise. They were given at week 4 and 7.</text:p>
      <text:h text:style-name="Heading_20_2" text:outline-level="2"><text:bookmark-start text:name="quiz-1"/>Quiz 1<text:bookmark-end text:name="quiz-1"/></text:h>
      <text:list text:style-name="L17">
        <text:list-item>
          <text:p text:style-name="P168">(3 pts) Give three keywords.</text:p>
        </text:list-item>
        <text:list-item>
          <text:p text:style-name="P168">(4pts) Circle the correct identifiers:</text:p>
          <text:list text:style-name="L18">
            <text:list-item>
              <text:p text:style-name="P169"><text:span text:style-name="Source_Text">%Rate</text:span></text:p>
            </text:list-item>
            <text:list-item>
              <text:p text:style-name="P169"><text:span text:style-name="Source_Text">static</text:span></text:p>
            </text:list-item>
            <text:list-item>
              <text:p text:style-name="P169"><text:span text:style-name="Source_Text">my-variable</text:span></text:p>
            </text:list-item>
            <text:list-item>
              <text:p text:style-name="P169"><text:span text:style-name="Source_Text">User.Input</text:span></text:p>
            </text:list-item>
            <text:list-item>
              <text:p text:style-name="P169"><text:span text:style-name="Source_Text">YoUrNaMe21</text:span></text:p>
            </text:list-item>
            <text:list-item>
              <text:p text:style-name="P169"><text:span text:style-name="Source_Text">test_train</text:span></text:p>
            </text:list-item>
            <text:list-item>
              <text:p text:style-name="P169"><text:span text:style-name="Source_Text">_myIdentifier</text:span></text:p>
            </text:list-item>
          </text:list>
        </text:list-item>
        <text:list-item>
          <text:p text:style-name="P168">(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168">(4 pts) Write a statement that would display, “Hi Mom!” (<text:span text:style-name="T3">with</text:span> the quotes) followed by a new line on the screen.</text:p>
        </text:list-item>
        <text:list-item>
          <text:p text:style-name="P168">(5 pts) Write a series of statements that would</text:p>
          <text:list>
            <text:list-item>
              <text:p text:style-name="P169">declare an <text:span text:style-name="DataTypeTok">int</text:span> variable called “myAge”,</text:p>
            </text:list-item>
            <text:list-item>
              <text:p text:style-name="P169">assign your age to that variable,</text:p>
            </text:list-item>
            <text:list-item>
              <text:p text:style-name="P169">display “My age is”, the value of the “myAge” variable, a period, and finally a new line.</text:p>
            </text:list-item>
          </text:list>
        </text:list-item>
        <text:list-item>
          <text:p text:style-name="P168">(Bonus) Give examples of situations where the adage “<text:span text:style-name="T3">Spaces and new lines don’t matter in programs</text:span>” is actually erroneous.</text:p>
        </text:list-item>
      </text:list>
      <text:h text:style-name="Heading_20_2" text:outline-level="2"><text:bookmark-start text:name="quiz-2"/>Quiz 2<text:bookmark-end text:name="quiz-2"/></text:h>
      <text:list text:style-name="L19">
        <text:list-item>
          <text:p text:style-name="P170">(2 pts) What is the relational operator used to determine whenever two values are equal?</text:p>
        </text:list-item>
        <text:list-item>
          <text:p text:style-name="P170">(5pts) Write a <text:span text:style-name="NormalTok">boolean</text:span> expression that evaluates to <text:span text:style-name="KeywordTok">true</text:span> if a variable <text:span text:style-name="NormalTok">x</text:span> is between -10 (excluded) and 10 (included).</text:p>
        </text:list-item>
        <text:list-item>
          <text:p text:style-name="P170">(3 pts) What will be displayed on the screen by the following program?</text:p>
          <text:p text:style-name="P171">int x = 5, y = 1, z = 2;</text:p>
          <text:p text:style-name="P172">if (x != z || y &lt; z ) {x += y;}</text:p>
          <text:p text:style-name="P173">if (z &gt; y) {if (z % 2 == 0) {z -= 3;} else {z += x;}} else {x = y + z;}</text:p>
          <text:p text:style-name="P174">Console.WriteLine($"x is {x}, y is {y}, and z is {z}.");</text:p>
        </text:list-item>
        <text:list-item>
          <text:p text:style-name="P170">(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3">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list-item>
        <text:list-item>
          <text:p text:style-name="P170">(Bonus) Give a program that displays “Leap year” if a <text:span text:style-name="NormalTok">year</text:span> variable is</text:p>
          <text:list>
            <text:list-item>
              <text:p text:style-name="P174">divisible by 4; and</text:p>
            </text:list-item>
            <text:list-item>
              <text:p text:style-name="P174">not divisible by 100, unless it is also divisible by 400.</text:p>
            </text:list-item>
          </text:list>
          <text:p text:style-name="P170">Your program should correctly identify 2000 and 2400 as leap years, and 1800, 1900, 2100, 2200, 2300, or 2500 as <text:span text:style-name="T3">not</text:span> leap year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5:01Z</meta:creation-date>
    <dc:date>2022-03-15T14:45:01Z</dc:date>
    <meta:user-defined meta:name="date" meta:value-type="string">March  15, 2022 (10:44: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